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12pt" style:font-size-asian="12pt" style:font-size-complex="12pt"/>
    </style:style>
    <style:style style:name="P2" style:family="paragraph" style:parent-style-name="Standard">
      <style:text-properties style:font-name="FreeMono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ventory</text:p>
      <text:p text:style-name="P1">=========</text:p>
      <text:p text:style-name="P1"/>
      <text:p text:style-name="P1">table 'Inventory' is a one-to-one relationship with products, holds the 3 <text:tab/>different stock values</text:p>
      <text:p text:style-name="P1"/>
      <text:p text:style-name="P1">table 'Inventory Movements' tracks the movement of stock from both the <text:tab/>Purchase Orders and Sales Orders</text:p>
      <text:p text:style-name="P1"/>
      <text:p text:style-name="P1"/>
      <text:p text:style-name="P2">Inventory table</text:p>
      <text:p text:style-name="P1">---------------</text:p>
      <text:p text:style-name="P1">id</text:p>
      <text:p text:style-name="P1">warehouse_id</text:p>
      <text:p text:style-name="P1">product_id</text:p>
      <text:p text:style-name="P1">model_name <text:tab/>POR|SOR (Purchase Order or Sales Order)</text:p>
      <text:p text:style-name="P1">model_id<text:tab/><text:tab/>references the id of POR or SOR</text:p>
      <text:p text:style-name="P1">model_status<text:tab/>references the status of the model</text:p>
      <text:p text:style-name="P1">quantity</text:p>
      <text:p text:style-name="P1">date_created</text:p>
      <text:p text:style-name="P1">user_id</text:p>
      <text:p text:style-name="P1">soft-deletes</text:p>
      <text:p text:style-name="P1"/>
      <text:p text:style-name="P1"/>
      <text:p text:style-name="P2">Purchase Order (PO)</text:p>
      <text:p text:style-name="P1">-------------------</text:p>
      <text:p text:style-name="P1">Draft<text:tab/><text:tab/><text:tab/></text:p>
      <text:p text:style-name="P1">Ordered<text:tab/><text:tab/><text:tab/></text:p>
      <text:p text:style-name="P1">Confirmed<text:tab/><text:tab/>- trigger stock ordered, update Ordered Stock (add)</text:p>
      <text:p text:style-name="P1">Shipped<text:tab/><text:tab/><text:tab/></text:p>
      <text:p text:style-name="P1">Customs<text:tab/><text:tab/><text:tab/></text:p>
      <text:p text:style-name="P1">Cleared<text:tab/><text:tab/><text:tab/></text:p>
      <text:p text:style-name="P1">Received<text:tab/><text:tab/>- trigger stock in, update Available Stock (add), update <text:tab/><text:tab/><text:tab/><text:tab/><text:tab/>Ordered Stock (deduct)</text:p>
      <text:p text:style-name="P1"/>
      <text:p text:style-name="P2">Sales Order (SO)</text:p>
      <text:p text:style-name="P1">----------------</text:p>
      <text:p text:style-name="P1">Draft</text:p>
      <text:p text:style-name="P1">Processing<text:tab/><text:tab/>- trigger stock out, update Booked Stock (add)</text:p>
      <text:p text:style-name="P1">Dispatched<text:tab/><text:tab/>- trigger stock out, update Available Stock (deduct), <text:tab/><text:tab/><text:tab/><text:tab/><text:tab/><text:tab/>update Booked Stock (deduct)</text:p>
      <text:p text:style-name="P1">Delivered</text:p>
      <text:p text:style-name="P1"/>
      <text:p text:style-name="P1"/>
      <text:p text:style-name="P1">To reset/recalculate the current stock:</text:p>
      <text:p text:style-name="P1">---------------------------------------</text:p>
      <text:p text:style-name="P1"/>
      <text:p text:style-name="P1"><text:span text:style-name="T1">Available Stock:</text:span> PO.Received - (SO.Dispatched + SO.Delivered)</text:p>
      <text:p text:style-name="P1"/>
      <text:p text:style-name="P1"><text:span text:style-name="T1">Ordered Stock:</text:span> PO.Ordered + PO.Confirmed + PO.Shipped + PO.Customs + PO.Cleared</text:p>
      <text:p text:style-name="P1"/>
      <text:p text:style-name="P1"><text:span text:style-name="T1">Booked Stock:</text:span> SO.Processing</text:p>
      <text:p text:style-name="P1"/>
      <text:p text:style-name="P1"><text:span text:style-name="T1">Projected Stock:</text:span> Available Stock - Booked Stock (calculated field)</text:p>
      <text:p text:style-name="P1"/>
      <text:p text:style-name="P1"/>
      <text:p text:style-name="P1">Triggers</text:p>
      <text:p text:style-name="P1">--------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3T16:21:29.178382053</meta:creation-date>
    <dc:date>2021-09-13T16:32:44.484358718</dc:date>
    <meta:editing-duration>PT11M16S</meta:editing-duration>
    <meta:editing-cycles>3</meta:editing-cycles>
    <meta:generator>LibreOffice/6.4.7.2$Linux_X86_64 LibreOffice_project/40$Build-2</meta:generator>
    <meta:print-date>2021-09-13T16:32:24.262670344</meta:print-date>
    <meta:document-statistic meta:table-count="0" meta:image-count="0" meta:object-count="0" meta:page-count="1" meta:paragraph-count="39" meta:word-count="161" meta:character-count="1224" meta:non-whitespace-character-count="1068"/>
  </office:meta>
</office:document-meta>
</file>